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637cm" svg:height="1.857cm" svg:x="8.566cm" svg:y="1.147cm">
          <text:p text:style-name="P1">Edge 1</text:p>
          <text:p text:style-name="P1">(dim 1, filtration 1)</text:p>
        </draw:rect>
        <draw:rect draw:style-name="gr1" draw:text-style-name="P1" draw:layer="layout" svg:width="5.637cm" svg:height="1.857cm" svg:x="1.567cm" svg:y="4.148cm">
          <text:p text:style-name="P1">Vertex 1</text:p>
          <text:p text:style-name="P1">(dim 0, filtration 0)</text:p>
        </draw:rect>
        <draw:rect draw:style-name="gr1" draw:text-style-name="P1" draw:layer="layout" svg:width="5.637cm" svg:height="1.857cm" svg:x="8.568cm" svg:y="7.149cm">
          <text:p text:style-name="P1">Edge 2</text:p>
          <text:p text:style-name="P1">(dim 1, filtration 1)</text:p>
        </draw:rect>
        <draw:rect draw:style-name="gr1" draw:text-style-name="P1" draw:layer="layout" svg:width="5.637cm" svg:height="1.857cm" svg:x="15.569cm" svg:y="4.15cm">
          <text:p text:style-name="P1">Vertex 2</text:p>
          <text:p text:style-name="P1">(dim 0, filtration 0)</text:p>
        </draw:rect>
        <draw:line draw:style-name="gr2" draw:text-style-name="P1" draw:layer="layout" svg:x1="7.647cm" svg:y1="3.727cm" svg:x2="8.468cm" svg:y2="2.971cm">
          <text:p/>
        </draw:line>
        <draw:line draw:style-name="gr2" draw:text-style-name="P1" draw:layer="layout" svg:x1="7.647cm" svg:y1="3.728cm" svg:x2="7.154cm" svg:y2="4.187cm">
          <text:p/>
        </draw:line>
        <draw:line draw:style-name="gr2" draw:text-style-name="P1" draw:layer="layout" svg:x1="7.975cm" svg:y1="6.636cm" svg:x2="7.236cm" svg:y2="5.962cm">
          <text:p/>
        </draw:line>
        <draw:line draw:style-name="gr2" draw:text-style-name="P1" draw:layer="layout" svg:x1="7.976cm" svg:y1="6.637cm" svg:x2="8.485cm" svg:y2="7.063cm">
          <text:p/>
        </draw:line>
        <draw:line draw:style-name="gr2" draw:text-style-name="P1" draw:layer="layout" svg:x1="14.911cm" svg:y1="6.537cm" svg:x2="15.551cm" svg:y2="5.979cm">
          <text:p/>
        </draw:line>
        <draw:line draw:style-name="gr2" draw:text-style-name="P1" draw:layer="layout" svg:x1="14.911cm" svg:y1="6.538cm" svg:x2="14.237cm" svg:y2="7.129cm">
          <text:p/>
        </draw:line>
        <draw:line draw:style-name="gr2" draw:text-style-name="P1" draw:layer="layout" svg:x1="15.124cm" svg:y1="3.777cm" svg:x2="14.237cm" svg:y2="3.004cm">
          <text:p/>
        </draw:line>
        <draw:line draw:style-name="gr2" draw:text-style-name="P1" draw:layer="layout" svg:x1="15.125cm" svg:y1="3.778cm" svg:x2="15.568cm" svg:y2="4.154cm">
          <text:p/>
        </draw:line>
        <draw:frame draw:style-name="gr3" draw:layer="layout" svg:width="0.853cm" svg:height="0.962cm" svg:x="7.29cm" svg:y="2.816cm">
          <draw:text-box>
            <text:p>1</text:p>
          </draw:text-box>
        </draw:frame>
        <draw:frame draw:style-name="gr3" draw:layer="layout" svg:width="1.065cm" svg:height="0.962cm" svg:x="7.291cm" svg:y="6.416cm">
          <draw:text-box>
            <text:p>-1</text:p>
          </draw:text-box>
        </draw:frame>
        <draw:frame draw:style-name="gr3" draw:layer="layout" svg:width="1.065cm" svg:height="0.962cm" svg:x="14.492cm" svg:y="6.316cm">
          <draw:text-box>
            <text:p>-1</text:p>
          </draw:text-box>
        </draw:frame>
        <draw:frame draw:style-name="gr3" draw:layer="layout" svg:width="0.853cm" svg:height="0.962cm" svg:x="14.693cm" svg:y="2.816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wel Dlotko</meta:initial-creator>
    <meta:creation-date>2017-11-24T11:17:16</meta:creation-date>
    <dc:date>2017-11-24T11:23:23</dc:date>
    <dc:creator>Pawel Dlotko</dc:creator>
    <meta:editing-duration>PT6M8S</meta:editing-duration>
    <meta:editing-cycles>14</meta:editing-cycles>
    <meta:generator>OpenOffice/4.1.2$Unix OpenOffice.org_project/412m3$Build-9782</meta:generator>
    <meta:document-statistic meta:object-count="16"/>
  </office:meta>
</office:document-meta>
</file>